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rror.ValidationError( String errorMessageKey , String [ ]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ValidationError( String errorMessage , boolean i18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ValidationError( XMLizable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ValidationError( String errorMessageKey , String [ ] parameters , boolean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.ValidationError( String error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